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72e" officeooo:paragraph-rsid="0015772e"/>
    </style:style>
    <style:style style:name="P2" style:family="paragraph" style:parent-style-name="Standard">
      <style:text-properties officeooo:rsid="00170a88" officeooo:paragraph-rsid="00170a88"/>
    </style:style>
    <style:style style:name="P3" style:family="paragraph" style:parent-style-name="Standard">
      <style:text-properties officeooo:rsid="00170a88" officeooo:paragraph-rsid="001ec022"/>
    </style:style>
    <style:style style:name="P4" style:family="paragraph" style:parent-style-name="Standard">
      <style:text-properties officeooo:rsid="00185da1" officeooo:paragraph-rsid="00185da1"/>
    </style:style>
    <style:style style:name="P5" style:family="paragraph" style:parent-style-name="Standard">
      <style:text-properties officeooo:rsid="001980cd" officeooo:paragraph-rsid="001980cd"/>
    </style:style>
    <style:style style:name="P6" style:family="paragraph" style:parent-style-name="Standard" style:list-style-name="L1">
      <style:text-properties officeooo:rsid="00170a88" officeooo:paragraph-rsid="00170a88"/>
    </style:style>
    <style:style style:name="P7" style:family="paragraph" style:parent-style-name="Standard">
      <style:text-properties officeooo:rsid="001980cd" officeooo:paragraph-rsid="001980cd"/>
    </style:style>
    <style:style style:name="T1" style:family="text">
      <style:text-properties officeooo:rsid="00172b62"/>
    </style:style>
    <style:style style:name="T2" style:family="text">
      <style:text-properties officeooo:rsid="00185da1"/>
    </style:style>
    <style:style style:name="T3" style:family="text">
      <style:text-properties officeooo:rsid="0018a6c3"/>
    </style:style>
    <style:style style:name="T4" style:family="text">
      <style:text-properties officeooo:rsid="001a8b53"/>
    </style:style>
    <style:style style:name="T5" style:family="text">
      <style:text-properties officeooo:rsid="001c3bef"/>
    </style:style>
    <style:style style:name="T6" style:family="text">
      <style:text-properties officeooo:rsid="001ec022"/>
    </style:style>
    <style:style style:name="T7" style:family="text">
      <style:text-properties officeooo:rsid="002018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ollowing are the instructions used to implement the real-time task program:</text:p>
      <text:p text:style-name="P1"/>
      <text:list xml:id="list1231890488" text:style-name="L1">
        <text:list-item>
          <text:p text:style-name="P6">Download the following files from the directory<text:line-break/>1. <text:span text:style-name="T3">all</text:span>.c</text:p>
        </text:list-item>
      </text:list>
      <text:p text:style-name="P2"><text:tab/>2. Makefile</text:p>
      <text:p text:style-name="P2"><text:tab/>3. Report</text:p>
      <text:p text:style-name="P2"/>
      <text:p text:style-name="P2"/>
      <text:p text:style-name="P2">**Code is not usi<text:span text:style-name="T5">ng an Input file. As per our understanding that was not needed.</text:span> We have hard-coded the inputs as per the assignment document. <text:span text:style-name="T5">(More details around this in project report)</text:span></text:p>
      <text:p text:style-name="P2"/>
      <text:p text:style-name="P3">For Linux <text:span text:style-name="T5">Host: make</text:span></text:p>
      <text:p text:style-name="P3"><text:line-break/>For Galileo2 – <text:span text:style-name="T1">make EXECUTION_ENV=GALILEO2</text:span></text:p>
      <text:p text:style-name="P2"/>
      <text:p text:style-name="P2">gcc cross-compiler path: /opt/iot-devkit/1.7.2/sysroots/x86_64-pokysdk-linux/usr/bin/i586-poky-linux/i586-poky-linux-gcc <text:span text:style-name="T2">(it may differ on your system)</text:span></text:p>
      <text:p text:style-name="P2"/>
      <text:p text:style-name="P5">Before you run the program:</text:p>
      <text:p text:style-name="P5"/>
      <text:p text:style-name="P4"><text:span text:style-name="T5">e</text:span>xport MOUSE_INPUT<text:span text:style-name="T4">=’/</text:span>dev/input/mice’</text:p>
      <text:p text:style-name="P5">If you have another <text:span text:style-name="T6">mouse input file,</text:span> please change accordingly</text:p>
      <text:p text:style-name="P5"/>
      <text:p text:style-name="P4"><text:span text:style-name="T6">e</text:span>xport LOG_PATH<text:span text:style-name="T4">=</text:span>‘/home’</text:p>
      <text:p text:style-name="P5">The <text:span text:style-name="T4">file will be created at </text:span>path ‘/home/log.txt’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--------<text:line-break/><text:span text:style-name="T7">Ritesh Thakur (1215283069)<text:line-break/>Alisha Kulkarni (1215311903)</text:span></text:p>
      <text:p text:style-name="P5"/>
      <text:p text:style-name="P5"/>
      <text:p text:style-name="P5"/>
      <text:p text:style-name="P4"/>
      <text:p text:style-name="P4"/>
      <text:p text:style-name="P4"/>
      <text:p text:style-name="P2"/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13:40.582995847</meta:creation-date>
    <dc:date>2018-09-18T22:46:46.361509385</dc:date>
    <meta:editing-duration>PT24M3S</meta:editing-duration>
    <meta:editing-cycles>9</meta:editing-cycles>
    <meta:generator>LibreOffice/6.0.3.2$Linux_X86_64 LibreOffice_project/00m0$Build-2</meta:generator>
    <meta:document-statistic meta:table-count="0" meta:image-count="0" meta:object-count="0" meta:page-count="2" meta:paragraph-count="14" meta:word-count="109" meta:character-count="819" meta:non-whitespace-character-count="720"/>
  </office:meta>
</office:document-meta>
</file>